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E000002D80869FE23.png" manifest:media-type="image/png"/>
  <manifest:file-entry manifest:full-path="Pictures/1000000100000614000003241CF2FA1D.png" manifest:media-type="image/png"/>
  <manifest:file-entry manifest:full-path="Pictures/10000001000006120000032BF898C5D1.png" manifest:media-type="image/png"/>
  <manifest:file-entry manifest:full-path="Pictures/100000010000062C0000032E455C3D4E.png" manifest:media-type="image/png"/>
  <manifest:file-entry manifest:full-path="Pictures/10000001000006270000033005B985CD.png" manifest:media-type="image/png"/>
  <manifest:file-entry manifest:full-path="Pictures/100000010000062E0000032B2901F0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5460" officeooo:paragraph-rsid="001d5460"/>
    </style:style>
    <style:style style:name="P2" style:family="paragraph" style:parent-style-name="Standard" style:list-style-name="L1">
      <style:text-properties officeooo:rsid="001d5460" officeooo:paragraph-rsid="001d54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x="0.318cm" svg:y="0.487cm" svg:width="16.365cm" svg:height="10.656cm" draw:z-index="0"><draw:image xlink:href="Pictures/100000010000045E000002D80869FE23.png" xlink:type="simple" xlink:show="embed" xlink:actuate="onLoad" draw:mime-type="image/png"/></draw:frame></text:p>
      <text:p text:style-name="P1"><text:tab/><text:tab/><text:tab/><text:tab/><text:tab/><text:tab/>Fig. 1 Schematic</text:p>
      <text:p text:style-name="P1"/>
      <text:p text:style-name="P1"/>
      <text:list text:style-name="L1">
        <text:list-item>
          <text:p text:style-name="P2">PWM = 20%</text:p>
          <text:p text:style-name="P2"/>
        </text:list-item>
      </text:list>
      <text:p text:style-name="P1"><draw:frame draw:style-name="fr1" draw:name="Obraz2" text:anchor-type="char" svg:x="0.318cm" svg:y="0.392cm" svg:width="16.365cm" svg:height="8.539cm" draw:z-index="1"><draw:image xlink:href="Pictures/10000001000006120000032BF898C5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list text:continue-numbering="true" text:style-name="L1">
        <text:list-item>
          <text:p text:style-name="P2"><text:soft-page-break/>PWM = 40%</text:p>
          <text:p text:style-name="P2"/>
        </text:list-item>
      </text:list>
      <text:p text:style-name="P1"><draw:frame draw:style-name="fr1" draw:name="Obraz3" text:anchor-type="char" svg:x="0.318cm" svg:y="0.249cm" svg:width="16.365cm" svg:height="8.454cm" draw:z-index="2"><draw:image xlink:href="Pictures/1000000100000614000003241CF2FA1D.png" xlink:type="simple" xlink:show="embed" xlink:actuate="onLoad" draw:mime-type="image/png"/></draw:frame></text:p>
      <text:p text:style-name="P1"/>
      <text:list text:continue-numbering="true" text:style-name="L1">
        <text:list-item>
          <text:p text:style-name="P2">PWM = 50%</text:p>
        </text:list-item>
      </text:list>
      <text:p text:style-name="P1"/>
      <text:p text:style-name="P1"><draw:frame draw:style-name="fr1" draw:name="Obraz4" text:anchor-type="char" svg:x="0cm" svg:y="0.249cm" svg:width="17cm" svg:height="8.758cm" draw:z-index="3"><draw:image xlink:href="Pictures/100000010000062C0000032E455C3D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1">
        <text:list-item>
          <text:p text:style-name="P2"><text:soft-page-break/>PWM = 70%</text:p>
        </text:list-item>
      </text:list>
      <text:p text:style-name="P1"/>
      <text:p text:style-name="P1"><draw:frame draw:style-name="fr2" draw:name="Obraz5" text:anchor-type="char" svg:width="17cm" svg:height="8.807cm" draw:z-index="4"><draw:image xlink:href="Pictures/10000001000006270000033005B985CD.png" xlink:type="simple" xlink:show="embed" xlink:actuate="onLoad" draw:mime-type="image/png"/></draw:frame></text:p>
      <text:list text:continue-numbering="true" text:style-name="L1">
        <text:list-item>
          <text:p text:style-name="P2">PWM = 90%</text:p>
        </text:list-item>
      </text:list>
      <text:p text:style-name="P1"/>
      <text:p text:style-name="P1"><draw:frame draw:style-name="fr2" draw:name="Obraz6" text:anchor-type="char" svg:width="17cm" svg:height="8.714cm" draw:z-index="5"><draw:image xlink:href="Pictures/100000010000062E0000032B2901F0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0:28:07.298630000</meta:creation-date>
    <meta:generator>LibreOffice/25.2.5.2$Windows_X86_64 LibreOffice_project/03d19516eb2e1dd5d4ccd751a0d6f35f35e08022</meta:generator>
    <dc:date>2025-08-05T10:37:58.571705600</dc:date>
    <meta:editing-duration>PT9M53S</meta:editing-duration>
    <meta:editing-cycles>1</meta:editing-cycles>
    <meta:document-statistic meta:table-count="0" meta:image-count="6" meta:object-count="0" meta:page-count="3" meta:paragraph-count="8" meta:word-count="25" meta:character-count="74" meta:non-whitespace-character-count="56"/>
  </office:meta>
</office:document-meta>
</file>